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it.mmcs.sfedu.ru/wiki/Летняя_школа_в_г._Марктобердорф_2009">http://it.mmcs.sfedu.ru/wiki/Летняя_школа_в_г._Марктобердорф_2009</text:a></text:p>
      <text:p text:style-name="Standard">Информация о школе, курсах, ссылки на домашние страницы и статьи лекторов.</text:p>
      <text:p text:style-name="Standard">______________________________</text:p>
      <text:list xml:id="list51307370" text:style-name="L1">
        <text:list-header>
          <text:p text:style-name="P2">Маевский А.Э., Пеленицын А.М. Реализация программного алгебро-геометрического кодека с применением алгоритма Сакаты // Изв. ЮФУ. Технические науки. 2008. №8. С. 196–198.</text:p>
          <text:p text:style-name="P2">Текст статьи: http://mmcs.sfedu.ru/~ulysses/Papers/2008-2-Izvestia-AGCodec-Sakata.pdf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99cm" fo:text-align="justify" style:justify-single-word="false" fo:orphans="2" fo:widows="2" fo:hyphenation-ladder-count="no-limit" fo:text-indent="1.199cm" style:auto-text-indent="false" style:page-number="auto"/>
      <style:text-properties fo:hyphenate="tru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3T12:51:15</meta:creation-date>
    <dc:title>Рассово-верный шаблон</dc:title>
    <meta:editing-duration>PT00H05M47S</meta:editing-duration>
    <meta:editing-cycles>2</meta:editing-cycles>
    <meta:generator>OpenOffice.org/3.2$Linux OpenOffice.org_project/320m12$Build-9483</meta:generator>
    <meta:initial-creator>Artem Pelenitsyn</meta:initial-creator>
    <meta:document-statistic meta:table-count="0" meta:image-count="0" meta:object-count="0" meta:page-count="1" meta:paragraph-count="6" meta:word-count="41" meta:character-count="426"/>
    <dc:date>2010-06-03T12:56:55</dc:date>
    <dc:creator>Artem Pelenitsyn</dc:creator>
    <meta:template xlink:type="simple" xlink:actuate="onRequest" xlink:title="Рассово-верный шаблон" xlink:href="../Рассово-верный%20шаблон1.ott" meta:date="2010-06-03T12:51:11"/>
  </office:meta>
</office:document-meta>
</file>